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cf8" officeooo:paragraph-rsid="0016dcf8"/>
    </style:style>
    <style:style style:name="P2" style:family="paragraph" style:parent-style-name="Standard">
      <style:text-properties officeooo:paragraph-rsid="0016dcf8"/>
    </style:style>
    <style:style style:name="P3" style:family="paragraph" style:parent-style-name="Standard">
      <style:text-properties style:font-name="Times New Roman" officeooo:rsid="001c0d06" officeooo:paragraph-rsid="001c0d06"/>
    </style:style>
    <style:style style:name="P4" style:family="paragraph" style:parent-style-name="Standard">
      <style:text-properties style:font-name="Times New Roman" officeooo:rsid="001c0d06" officeooo:paragraph-rsid="002c76bd"/>
    </style:style>
    <style:style style:name="P5" style:family="paragraph" style:parent-style-name="Standard">
      <style:text-properties style:font-name="Times New Roman" officeooo:rsid="001d8f9c" officeooo:paragraph-rsid="001d8f9c"/>
    </style:style>
    <style:style style:name="P6" style:family="paragraph" style:parent-style-name="Standard">
      <style:text-properties style:font-name="Times New Roman" officeooo:rsid="001d8f9c" officeooo:paragraph-rsid="0029075b"/>
    </style:style>
    <style:style style:name="P7" style:family="paragraph" style:parent-style-name="Standard">
      <style:text-properties style:font-name="Times New Roman" officeooo:rsid="001f8e70" officeooo:paragraph-rsid="001f8e70"/>
    </style:style>
    <style:style style:name="P8" style:family="paragraph" style:parent-style-name="Standard">
      <style:text-properties style:font-name="Times New Roman" officeooo:rsid="002162be" officeooo:paragraph-rsid="002162be"/>
    </style:style>
    <style:style style:name="P9" style:family="paragraph" style:parent-style-name="Standard">
      <style:text-properties style:font-name="Times New Roman" officeooo:rsid="002162be" officeooo:paragraph-rsid="0023c699"/>
    </style:style>
    <style:style style:name="P10" style:family="paragraph" style:parent-style-name="Standard">
      <style:text-properties style:font-name="Times New Roman" fo:font-weight="bold" officeooo:rsid="0017d8d7" officeooo:paragraph-rsid="0017d8d7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1c0d06" officeooo:paragraph-rsid="001c0d06" style:font-weight-asian="bold" style:font-weight-complex="bold"/>
    </style:style>
    <style:style style:name="P12" style:family="paragraph" style:parent-style-name="Standard">
      <style:text-properties style:font-name="Times New Roman" fo:font-weight="bold" officeooo:rsid="001f8e70" officeooo:paragraph-rsid="001f8e70" style:font-weight-asian="bold" style:font-weight-complex="bold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style:font-name="Times New Roman" officeooo:rsid="001d8f9c" officeooo:paragraph-rsid="001d8f9c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Times New Roman" officeooo:rsid="002162be" officeooo:paragraph-rsid="002162be"/>
    </style:style>
    <style:style style:name="P15" style:family="paragraph" style:parent-style-name="Standard">
      <style:paragraph-properties fo:margin-left="3.752cm" fo:margin-right="0cm" fo:text-indent="0cm" style:auto-text-indent="false"/>
      <style:text-properties style:font-name="Times New Roman" officeooo:rsid="002162be" officeooo:paragraph-rsid="002162be"/>
    </style:style>
    <style:style style:name="P16" style:family="paragraph" style:parent-style-name="Standard">
      <style:paragraph-properties fo:margin-left="3.752cm" fo:margin-right="0cm" fo:text-indent="0cm" style:auto-text-indent="false"/>
      <style:text-properties style:font-name="Times New Roman" officeooo:rsid="002162be" officeooo:paragraph-rsid="002707b3"/>
    </style:style>
    <style:style style:name="P17" style:family="paragraph" style:parent-style-name="Standard">
      <style:paragraph-properties fo:margin-left="3.752cm" fo:margin-right="0cm" fo:text-indent="0cm" style:auto-text-indent="false"/>
      <style:text-properties style:font-name="Times New Roman" officeooo:rsid="002162be" officeooo:paragraph-rsid="0029075b"/>
    </style:style>
    <style:style style:name="P18" style:family="paragraph" style:parent-style-name="Text_20_body">
      <style:text-properties officeooo:rsid="0016dcf8" officeooo:paragraph-rsid="0016dcf8"/>
    </style:style>
    <style:style style:name="P19" style:family="paragraph" style:parent-style-name="Text_20_body">
      <style:text-properties style:font-name="Times New Roman" fo:font-weight="bold" officeooo:paragraph-rsid="001c0d06" style:font-weight-asian="bold" style:font-weight-complex="bold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style:font-name="Times New Roman" officeooo:rsid="001c0d06" officeooo:paragraph-rsid="002c76bd"/>
    </style:style>
    <style:style style:name="P22" style:family="paragraph" style:parent-style-name="Standard" style:list-style-name="L1">
      <style:text-properties style:font-name="Times New Roman" officeooo:rsid="001c0d06" officeooo:paragraph-rsid="002dc8e0"/>
    </style:style>
    <style:style style:name="P23" style:family="paragraph" style:parent-style-name="Standard" style:list-style-name="L1">
      <style:text-properties style:font-name="Times New Roman" officeooo:rsid="001c0d06" officeooo:paragraph-rsid="001c0d06"/>
    </style:style>
    <style:style style:name="P24" style:family="paragraph" style:parent-style-name="Standard" style:list-style-name="L1">
      <style:text-properties style:font-name="Times New Roman" officeooo:rsid="001f8e70" officeooo:paragraph-rsid="002c76bd"/>
    </style:style>
    <style:style style:name="P25" style:family="paragraph" style:parent-style-name="Standard" style:list-style-name="L4">
      <style:text-properties style:font-name="Times New Roman" officeooo:rsid="001f8e70" officeooo:paragraph-rsid="001f8e70"/>
    </style:style>
    <style:style style:name="P26" style:family="paragraph" style:parent-style-name="Standard" style:list-style-name="L5">
      <style:text-properties style:font-name="Times New Roman" officeooo:rsid="001f8e70" officeooo:paragraph-rsid="001f8e70"/>
    </style:style>
    <style:style style:name="P27" style:family="paragraph" style:parent-style-name="Standard" style:list-style-name="L1">
      <style:text-properties style:font-name="Times New Roman" officeooo:rsid="001a35ea" officeooo:paragraph-rsid="001a35ea"/>
    </style:style>
    <style:style style:name="P28" style:family="paragraph" style:parent-style-name="Standard" style:list-style-name="L2">
      <style:text-properties style:font-name="Times New Roman" officeooo:rsid="001bbfcc" officeooo:paragraph-rsid="001bbfcc"/>
    </style:style>
    <style:style style:name="P29" style:family="paragraph" style:parent-style-name="Standard" style:list-style-name="L2">
      <style:text-properties style:font-name="Times New Roman" officeooo:rsid="001bbfcc" officeooo:paragraph-rsid="0031732d"/>
    </style:style>
    <style:style style:name="P30" style:family="paragraph" style:parent-style-name="Standard" style:list-style-name="L3">
      <style:text-properties style:font-name="Times New Roman" officeooo:rsid="001d8f9c" officeooo:paragraph-rsid="001d8f9c"/>
    </style:style>
    <style:style style:name="P31" style:family="paragraph" style:parent-style-name="Standard">
      <style:text-properties style:font-name="Times New Roman" fo:font-weight="bold" officeooo:rsid="001d8f9c" officeooo:paragraph-rsid="001d8f9c" style:font-weight-asian="bold" style:font-weight-complex="bold"/>
    </style:style>
    <style:style style:name="P32" style:family="paragraph" style:parent-style-name="Standard" style:list-style-name="L5">
      <style:text-properties style:font-name="Times New Roman" officeooo:rsid="002162be" officeooo:paragraph-rsid="0023c699"/>
    </style:style>
    <style:style style:name="P33" style:family="paragraph" style:parent-style-name="Standard" style:list-style-name="L4">
      <style:text-properties style:font-name="Times New Roman" officeooo:rsid="002162be" officeooo:paragraph-rsid="002162be"/>
    </style:style>
    <style:style style:name="P34" style:family="paragraph" style:parent-style-name="Standard">
      <style:text-properties style:font-name="Times New Roman" officeooo:rsid="002162be" officeooo:paragraph-rsid="002162be"/>
    </style:style>
    <style:style style:name="P35" style:family="paragraph" style:parent-style-name="Standard" style:list-style-name="L5">
      <style:text-properties style:font-name="Times New Roman" officeooo:rsid="0029075b" officeooo:paragraph-rsid="0029075b"/>
    </style:style>
    <style:style style:name="P36" style:family="paragraph" style:parent-style-name="Standard">
      <style:paragraph-properties fo:text-align="center" style:justify-single-word="false"/>
      <style:text-properties style:font-name="Times New Roman" officeooo:rsid="0017d8d7" officeooo:paragraph-rsid="0017d8d7"/>
    </style:style>
    <style:style style:name="P37" style:family="paragraph" style:parent-style-name="Standard" style:list-style-name="L2"/>
    <style:style style:name="P38" style:family="paragraph" style:parent-style-name="Standard" style:list-style-name="L3">
      <style:text-properties officeooo:paragraph-rsid="0022c980"/>
    </style:style>
    <style:style style:name="T1" style:family="text">
      <style:text-properties officeooo:rsid="0016dcf8"/>
    </style:style>
    <style:style style:name="T2" style:family="text">
      <style:text-properties officeooo:rsid="0017d8d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6dcf8"/>
    </style:style>
    <style:style style:name="T5" style:family="text">
      <style:text-properties officeooo:rsid="001c0d06"/>
    </style:style>
    <style:style style:name="T6" style:family="text">
      <style:text-properties style:font-name="Times New Roman" officeooo:rsid="001d8f9c"/>
    </style:style>
    <style:style style:name="T7" style:family="text">
      <style:text-properties style:font-name="Times New Roman" officeooo:rsid="0021be3d"/>
    </style:style>
    <style:style style:name="T8" style:family="text">
      <style:text-properties style:font-name="Times New Roman" fo:font-weight="normal" officeooo:rsid="001c0d06" style:font-weight-asian="normal" style:font-weight-complex="normal"/>
    </style:style>
    <style:style style:name="T9" style:family="text">
      <style:text-properties officeooo:rsid="001f8e70"/>
    </style:style>
    <style:style style:name="T10" style:family="text">
      <style:text-properties officeooo:rsid="002162be"/>
    </style:style>
    <style:style style:name="T11" style:family="text">
      <style:text-properties style:font-name="Times New Roman2"/>
    </style:style>
    <style:style style:name="T12" style:family="text">
      <style:text-properties style:font-name="Times New Roman2" officeooo:rsid="002162be"/>
    </style:style>
    <style:style style:name="T13" style:family="text">
      <style:text-properties officeooo:rsid="0021be3d"/>
    </style:style>
    <style:style style:name="T14" style:family="text">
      <style:text-properties officeooo:rsid="0022c980"/>
    </style:style>
    <style:style style:name="T15" style:family="text">
      <style:text-properties officeooo:rsid="0023c699"/>
    </style:style>
    <style:style style:name="T16" style:family="text">
      <style:text-properties officeooo:rsid="002597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29075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c0d06" style:font-weight-asian="normal" style:font-weight-complex="normal"/>
    </style:style>
    <style:style style:name="T21" style:family="text">
      <style:text-properties officeooo:rsid="002efb19"/>
    </style:style>
    <style:style style:name="T22" style:family="text">
      <style:text-properties style:font-name="Courier" fo:font-size="10.5pt" officeooo:rsid="0035a430" style:font-size-complex="10.5pt"/>
    </style:style>
    <style:style style:name="T23" style:family="text">
      <style:text-properties style:font-size-asian="10.5pt"/>
    </style:style>
    <style:style style:name="T24" style:family="text">
      <style:text-properties officeooo:rsid="001a35ea" style:font-size-asian="10.5pt"/>
    </style:style>
    <style:style style:name="T25" style:family="text">
      <style:text-properties officeooo:rsid="002162be" style:font-size-asian="10.5pt"/>
    </style:style>
    <style:style style:name="T26" style:family="text">
      <style:text-properties officeooo:rsid="0032ee25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Times New Roman1" fo:font-size="10pt"/>
    </style:style>
    <style:style style:name="T30" style:family="text">
      <style:text-properties fo:color="#b3b3b3" loext:opacity="100%"/>
    </style:style>
    <style:style style:name="T31" style:family="text">
      <style:text-properties fo:color="#b3b3b3" loext:opacity="100%" style:font-name="Times New Roman1" fo:font-size="10pt"/>
    </style:style>
    <style:style style:name="T32" style:family="text">
      <style:text-properties fo:color="#999999" loext:opacity="100%"/>
    </style:style>
    <style:style style:name="T33" style:family="text">
      <style:text-properties fo:color="#999999" loext:opacity="100%" style:font-name="Times New Roman1" fo:font-size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7">Memento Python</text:span></text:p>
      <text:p text:style-name="P10">I Fondamentaux</text:p>
      <text:list xml:id="list4146270039" text:style-name="L1">
        <text:list-item>
          <text:p text:style-name="P20"><text:span text:style-name="T17">Affichage – La fonction print() :</text:span> <text:span text:style-name="code"><text:span text:style-name="T23">p</text:span></text:span><text:span text:style-name="code"><text:span text:style-name="T24">rint(</text:span></text:span><text:span text:style-name="code"><text:span text:style-name="T25">"</text:span></text:span><text:span text:style-name="code"><text:span text:style-name="T24">bonjour</text:span></text:span><text:span text:style-name="code"><text:span text:style-name="T25">"</text:span></text:span><text:span text:style-name="code"><text:span text:style-name="T24">)</text:span></text:span></text:p>
        </text:list-item>
        <text:list-item>
          <text:p text:style-name="P27">Déclaration de variable :</text:p>
        </text:list-item>
      </text:list>
      <text:list xml:id="list2476993639" text:style-name="L2">
        <text:list-item>
          <text:list>
            <text:list-item>
              <text:list>
                <text:list-item>
                  <text:p text:style-name="P37"><text:span text:style-name="code">var = 1</text:span> sera un entier</text:p>
                </text:list-item>
                <text:list-item>
                  <text:p text:style-name="P28"><text:span text:style-name="code">var = 1.0</text:span> sera un réel</text:p>
                </text:list-item>
                <text:list-item>
                  <text:p text:style-name="P29"><text:span text:style-name="code">var = </text:span><text:span text:style-name="code"><text:span text:style-name="T10">"</text:span></text:span><text:span text:style-name="code">1</text:span><text:span text:style-name="code"><text:span text:style-name="T10">"</text:span></text:span> sera une chaine de caractère</text:p>
                </text:list-item>
                <text:list-item>
                  <text:p text:style-name="P28"><text:span text:style-name="code">var = </text:span><text:span text:style-name="code"><text:span text:style-name="T5">[var1, var2, var3]</text:span></text:span><text:span text:style-name="T5"> sera une liste</text:span></text:p>
                </text:list-item>
              </text:list>
            </text:list-item>
          </text:list>
        </text:list-item>
      </text:list>
      <text:list xml:id="list162717399057698" text:continue-list="list4146270039" text:style-name="L1">
        <text:list-item>
          <text:p text:style-name="P22">Changer le type d’un entier : <text:span text:style-name="code">var = int(</text:span><text:span text:style-name="code"><text:span text:style-name="T10">"</text:span></text:span><text:span text:style-name="code">1</text:span><text:span text:style-name="code"><text:span text:style-name="T10">"</text:span></text:span><text:span text:style-name="code">)</text:span> sera un entier, </text:p>
          <text:p text:style-name="P23"><text:span text:style-name="code">float</text:span> un réel et <text:span text:style-name="code">str</text:span> une chaine de caractère</text:p>
        </text:list-item>
        <text:list-item>
          <text:p text:style-name="P23">Opérateurs : +, -, *, /, % modulo, <text:s/>// quotient de la division euclidienne, ** puissance, = affectation</text:p>
        </text:list-item>
      </text:list>
      <text:p text:style-name="P3"/>
      <text:p text:style-name="P11">II Conditions et boucles</text:p>
      <text:p text:style-name="P19"><text:span text:style-name="T20">Un programme doit être structuré par des décalages de texte lors de l’utilisation de certaines instructions (</text:span><text:span text:style-name="Source_20_Text"><text:span text:style-name="T8">if</text:span></text:span><text:span text:style-name="T20">, </text:span><text:span text:style-name="Source_20_Text"><text:span text:style-name="T8">while</text:span></text:span><text:span text:style-name="T20">, </text:span><text:span text:style-name="Source_20_Text"><text:span text:style-name="T8">for</text:span></text:span><text:span text:style-name="T20">, etc.). On appelle cela l'indentation du code. </text:span><text:span text:style-name="T19">Ces décalages s’effectuent avec la touche tabulation du clavier. </text:span></text:p>
      <text:list xml:id="list1077167140" text:style-name="L3">
        <text:list-item>
          <text:p text:style-name="P30">Condition « si » :</text:p>
        </text:list-item>
      </text:list>
      <text:p text:style-name="P13"><text:span text:style-name="code">if </text:span><text:s/>condition 1 :</text:p>
      <text:p text:style-name="P13"><text:tab/>instruction 1</text:p>
      <text:p text:style-name="P13"><text:span text:style-name="code">elif</text:span> condition 2 :</text:p>
      <text:p text:style-name="P13"><text:tab/>instruction 2</text:p>
      <text:p text:style-name="P13"><text:span text:style-name="code">else:</text:span></text:p>
      <text:p text:style-name="P13"><text:tab/>instruction finale</text:p>
      <text:list xml:id="list162718661998014" text:continue-numbering="true" text:style-name="L3">
        <text:list-item>
          <text:p text:style-name="P30">Boucle « pour » <text:span text:style-name="T13">( boucle bornée, quand on sait combien de fois doit avoir lieu la répétition ) </text:span>:</text:p>
        </text:list-item>
      </text:list>
      <text:p text:style-name="P13"><text:span text:style-name="code">for i in range (10) :</text:span></text:p>
      <text:p text:style-name="P13"><text:tab/>instruction à répéter pour i allant de 0 à 9</text:p>
      <text:list xml:id="list162717783990747" text:continue-numbering="true" text:style-name="L3">
        <text:list-item>
          <text:p text:style-name="P38"><text:span text:style-name="T6">Boucle « tant que » </text:span><text:span text:style-name="T7">( boucle non bornée, si on ne connaît pas à l’avance le nombre de répétitions ) </text:span><text:span text:style-name="T6">:</text:span></text:p>
        </text:list-item>
      </text:list>
      <text:p text:style-name="P13"><text:span text:style-name="code">while</text:span> condition :</text:p>
      <text:p text:style-name="P13"><text:tab/>instruction tant que condition est vraie</text:p>
      <text:p text:style-name="P31">III Listes</text:p>
      <text:p text:style-name="P5"><text:span text:style-name="code">L = [el</text:span><text:span text:style-name="code"><text:span text:style-name="T26">em</text:span></text:span><text:span text:style-name="code">0, el</text:span><text:span text:style-name="code"><text:span text:style-name="T26">em</text:span></text:span><text:span text:style-name="code">1, el</text:span><text:span text:style-name="code"><text:span text:style-name="T26">em</text:span></text:span><text:span text:style-name="code">2]</text:span> créé<text:span text:style-name="T18">e</text:span> une liste, une liste est modifiable.</text:p>
      <text:p text:style-name="P6"><text:span text:style-name="code">L[1] = </text:span><text:span text:style-name="code"><text:span text:style-name="T10">"</text:span></text:span><text:span text:style-name="code"><text:span text:style-name="T9">toto</text:span></text:span><text:span text:style-name="code"><text:span text:style-name="T10">"</text:span></text:span><text:span text:style-name="T9"> affecte la chaine de caractère </text:span><text:span text:style-name="T12">"</text:span><text:span text:style-name="T9">toto</text:span><text:span text:style-name="T12">"</text:span><text:span text:style-name="T9"> à la place de el</text:span><text:span text:style-name="T26">em</text:span><text:span text:style-name="T9">1</text:span></text:p>
      <text:p text:style-name="P7"><text:span text:style-name="code">L.append(</text:span>élément à ajouter) ajoute cet élément à la fin de la liste</text:p>
      <text:p text:style-name="P7"><text:span text:style-name="code">var = len(L) </text:span>donne la longueur de la liste</text:p>
      <text:p text:style-name="P7"/>
      <text:p text:style-name="P12">IV Fonctions</text:p>
      <text:list xml:id="list1939774451" text:style-name="L4">
        <text:list-item>
          <text:p text:style-name="P25">Importer un module</text:p>
        </text:list-item>
      </text:list>
      <text:list xml:id="list636925913" text:style-name="L5">
        <text:list-item>
          <text:p text:style-name="P26"><text:span text:style-name="code">from math import *</text:span> importe toutes les fonctions du module</text:p>
          <text:p text:style-name="P26"><text:span text:style-name="code">from math import sqrt</text:span>, on importe seulement la fonction sqrt du module </text:p>
        </text:list-item>
        <text:list-item>
          <text:p text:style-name="P32"><text:span text:style-name="code"><text:span text:style-name="T16">from </text:span></text:span><text:span text:style-name="code"><text:span text:style-name="T15">random </text:span></text:span><text:span text:style-name="code">i</text:span><text:span text:style-name="code"><text:span text:style-name="T15">mport *</text:span></text:span><text:span text:style-name="T15"> importe toutes les fonctions pour </text:span><text:span text:style-name="T16">générer des </text:span><text:span text:style-name="T15">nombre</text:span><text:span text:style-name="T16">s</text:span><text:span text:style-name="T15"> aléatoire</text:span><text:span text:style-name="T16">s</text:span></text:p>
          <text:p text:style-name="P32"><text:span text:style-name="code"><text:span text:style-name="T15">randint(0, 10)</text:span></text:span><text:span text:style-name="T15"> renvoie un nombre entier aléatoire entre 0 et 10 inclus. </text:span></text:p>
        </text:list-item>
        <text:list-item>
          <text:p text:style-name="P35"><text:span text:style-name="code"><text:span text:style-name="T26">i</text:span></text:span><text:span text:style-name="code">mport numpy as np </text:span>importe la bibliothèque Numpy pour effectuer de calculs numériques et gérer des tableaux de nombres.</text:p>
          <text:p text:style-name="P35"><text:span text:style-name="code">np.pi</text:span> permet d’obtenir la valeur de pi</text:p>
        </text:list-item>
      </text:list>
      <text:p text:style-name="P9"/>
      <text:list xml:id="list162718085530016" text:continue-list="list1939774451" text:style-name="L4">
        <text:list-item>
          <text:p text:style-name="P33">Définir une fonction</text:p>
        </text:list-item>
      </text:list>
      <text:p text:style-name="P15"><text:span text:style-name="code">def </text:span><text:s/>nom_fonction (<text:span text:style-name="T14">liste de paramètres</text:span>) :</text:p>
      <text:p text:style-name="P16"><text:tab/><text:span text:style-name="T11">"""</text:span> commentaire décrivant la fonction<text:span text:style-name="T11">"""</text:span></text:p>
      <text:p text:style-name="P15"><text:tab/>instructions</text:p>
      <text:p text:style-name="P15"><text:tab/>return resulat</text:p>
      <text:p text:style-name="P14">exemple :</text:p>
      <text:p text:style-name="P15"><text:span text:style-name="code">def factorielle (n) :</text:span></text:p>
      <text:p text:style-name="P17"><text:span text:style-name="code"><text:tab/>"""</text:span><text:span text:style-name="code"><text:span text:style-name="T26">l</text:span></text:span><text:span text:style-name="code"><text:span text:style-name="T15">a </text:span></text:span><text:span text:style-name="code">fonction factorielle </text:span><text:span text:style-name="code"><text:span text:style-name="T15">passe l’entier n en argument et renvoie le résultat n!</text:span></text:span><text:span text:style-name="code"> """</text:span></text:p>
      <text:p text:style-name="P15"><text:span text:style-name="code"><text:tab/>facto = 1</text:span></text:p>
      <text:p text:style-name="P15"><text:span text:style-name="code"><text:tab/>for i in range (1, n+1) :</text:span></text:p>
      <text:p text:style-name="P15"><text:span text:style-name="code"><text:tab/><text:tab/>facto = facto*i</text:span></text:p>
      <text:p text:style-name="P8"><text:span text:style-name="code"><text:tab/><text:tab/><text:tab/><text:tab/>return facto</text:span></text:p>
      <text:p text:style-name="P8"><text:span text:style-name="code"/></text:p>
      <text:p text:style-name="P8"><text:span text:style-name="code"/></text:p>
      <text:p text:style-name="P8"><text:span text:style-name="code"/></text:p>
      <text:p text:style-name="P8"><text:span text:style-name="code"><text:span text:style-name="T29"><text:tab/><text:tab/><text:tab/><text:tab/><text:tab/><text:tab/></text:span></text:span><text:span text:style-name="code"><text:span text:style-name="T33">JEDI 2023</text:span></text:span><text:span text:style-name="code"><text:span text:style-name="T32"> <text:tab/></text:span></text:span><text:span text:style-name="code"><text:span text:style-name="T33">Atelier Padawan</text:span></text:span><text:span text:style-name="code"><text:span text:style-name="T32"> 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>
      <style:text-properties style:font-name="Courier" fo:font-family="Courier" style:font-family-generic="modern" style:font-pitch="variable" fo:font-size="10.5pt" style:font-size-complex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-sep style:width="0.026cm" style:color="#000000" style:height="100%" style:style="solid"/>
          <style:column style:rel-width="7284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30T14:09:39.214324000</meta:creation-date>
    <dc:date>2023-05-20T16:27:17.163367000</dc:date>
    <meta:editing-duration>P5DT5H27M4S</meta:editing-duration>
    <meta:editing-cycles>9</meta:editing-cycles>
    <meta:generator>LibreOffice/7.0.6.2$MacOSX_X86_64 LibreOffice_project/144abb84a525d8e30c9dbbefa69cbbf2d8d4ae3b</meta:generator>
    <meta:document-statistic meta:table-count="0" meta:image-count="0" meta:object-count="0" meta:page-count="1" meta:paragraph-count="52" meta:word-count="410" meta:character-count="2216" meta:non-whitespace-character-count="1845"/>
  </office:meta>
</office:document-meta>
</file>